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stream_d0</text:p>
          </table:table-cell>
          <table:table-cell table:formula="of:=MAX([.B3:.B100])" office:value-type="float" office:value="6776" calcext:value-type="float">
            <text:p>6776</text:p>
          </table:table-cell>
          <table:table-cell table:formula="of:=AVERAGE([.C3:.C100])" office:value-type="float" office:value="6258053099.71429" calcext:value-type="float">
            <text:p>6258053099.71429</text:p>
          </table:table-cell>
          <table:table-cell table:formula="of:=AVERAGE([.D3:.D100])" office:value-type="float" office:value="8423156610.85714" calcext:value-type="float">
            <text:p>8423156610.85714</text:p>
          </table:table-cell>
          <table:table-cell table:formula="of:=AVERAGE([.E3:.E100])" office:value-type="float" office:value="13764906" calcext:value-type="float">
            <text:p>13764906</text:p>
          </table:table-cell>
          <table:table-cell table:formula="of:=AVERAGE([.F3:.F100])" office:value-type="float" office:value="183001837.571429" calcext:value-type="float">
            <text:p>183001837.571429</text:p>
          </table:table-cell>
          <table:table-cell table:formula="of:=AVERAGE([.G3:.G100])" office:value-type="float" office:value="183319703.428571" calcext:value-type="float">
            <text:p>183319703.428571</text:p>
          </table:table-cell>
          <table:table-cell table:formula="of:=AVERAGE([.H3:.H100])" office:value-type="float" office:value="178526826.714286" calcext:value-type="float">
            <text:p>178526826.714286</text:p>
          </table:table-cell>
          <table:table-cell table:formula="of:=AVERAGE([.I3:.I100])" office:value-type="float" office:value="34" calcext:value-type="float">
            <text:p>34</text:p>
          </table:table-cell>
          <table:table-cell table:formula="of:=AVERAGE([.J3:.J100])" office:value-type="float" office:value="0" calcext:value-type="float">
            <text:p>0</text:p>
          </table:table-cell>
          <table:table-cell table:formula="of:=AVERAGE([.K3:.K100])" office:value-type="float" office:value="97" calcext:value-type="float">
            <text:p>97</text:p>
          </table:table-cell>
          <table:table-cell table:formula="of:=AVERAGE([.L3:.L100])" office:value-type="float" office:value="0" calcext:value-type="float">
            <text:p>0</text:p>
          </table:table-cell>
          <table:table-cell table:formula="of:=AVERAGE([.M3:.M100])" office:value-type="string" office:string-value="" calcext:value-type="error">
            <text:p>#DIV/0!</text:p>
          </table:table-cell>
          <table:table-cell table:formula="of:=AVERAGE([.N3:.N100])" office:value-type="float" office:value="0.764929857142857" calcext:value-type="float">
            <text:p>0.7649298571</text:p>
          </table:table-cell>
          <table:table-cell table:formula="of:=AVERAGE([.O3:.O100])" office:value-type="float" office:value="13764906" calcext:value-type="float">
            <text:p>13764906</text:p>
          </table:table-cell>
          <table:table-cell table:formula="of:=AVERAGE([.P3:.P100])" office:value-type="float" office:value="11.897879" calcext:value-type="float">
            <text:p>11.897879</text:p>
          </table:table-cell>
          <table:table-cell table:formula="of:=AVERAGE([.Q3:.Q100])" office:value-type="float" office:value="11.9182162857143" calcext:value-type="float">
            <text:p>11.9182162857</text:p>
          </table:table-cell>
          <table:table-cell table:formula="of:=AVERAGE([.R3:.R100])" office:value-type="float" office:value="11.6089478571429" calcext:value-type="float">
            <text:p>11.6089478571</text:p>
          </table:table-cell>
          <table:table-cell table:formula="of:=AVERAGE([.S3:.S100])" office:value-type="float" office:value="0.998571428571429" calcext:value-type="float">
            <text:p>0.9985714286</text:p>
          </table:table-cell>
          <table:table-cell table:formula="of:=AVERAGE([.T3:.T100])" office:value-type="float" office:value="1.02714285714286" calcext:value-type="float">
            <text:p>1.0271428571</text:p>
          </table:table-cell>
        </table:table-row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34498" calcext:value-type="float">
            <text:p>34498</text:p>
          </table:table-cell>
          <table:table-cell office:value-type="float" office:value="1004" calcext:value-type="float">
            <text:p>1004</text:p>
          </table:table-cell>
          <table:table-cell office:value-type="float" office:value="5848317715" calcext:value-type="float">
            <text:p>5848317715</text:p>
          </table:table-cell>
          <table:table-cell office:value-type="float" office:value="8004694218" calcext:value-type="float">
            <text:p>8004694218</text:p>
          </table:table-cell>
          <table:table-cell office:value-type="float" office:value="11803682" calcext:value-type="float">
            <text:p>11803682</text:p>
          </table:table-cell>
          <table:table-cell office:value-type="float" office:value="161280863" calcext:value-type="float">
            <text:p>161280863</text:p>
          </table:table-cell>
          <table:table-cell office:value-type="float" office:value="163174445" calcext:value-type="float">
            <text:p>163174445</text:p>
          </table:table-cell>
          <table:table-cell office:value-type="float" office:value="152912285" calcext:value-type="float">
            <text:p>15291228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30611" calcext:value-type="float">
            <text:p>0.730611</text:p>
          </table:table-cell>
          <table:table-cell office:value-type="float" office:value="11803682" calcext:value-type="float">
            <text:p>11803682</text:p>
          </table:table-cell>
          <table:table-cell office:value-type="float" office:value="10.280852" calcext:value-type="float">
            <text:p>10.280852</text:p>
          </table:table-cell>
          <table:table-cell office:value-type="float" office:value="10.401559" calcext:value-type="float">
            <text:p>10.401559</text:p>
          </table:table-cell>
          <table:table-cell office:value-type="float" office:value="9.747396" calcext:value-type="float">
            <text:p>9.747396</text:p>
          </table:table-cell>
          <table:table-cell office:value-type="float" office:value="0.99" calcext:value-type="float">
            <text:p>0.99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34498" calcext:value-type="float">
            <text:p>34498</text:p>
          </table:table-cell>
          <table:table-cell office:value-type="float" office:value="2007" calcext:value-type="float">
            <text:p>2007</text:p>
          </table:table-cell>
          <table:table-cell office:value-type="float" office:value="6614214706" calcext:value-type="float">
            <text:p>6614214706</text:p>
          </table:table-cell>
          <table:table-cell office:value-type="float" office:value="9128285454" calcext:value-type="float">
            <text:p>9128285454</text:p>
          </table:table-cell>
          <table:table-cell office:value-type="float" office:value="15740333" calcext:value-type="float">
            <text:p>15740333</text:p>
          </table:table-cell>
          <table:table-cell office:value-type="float" office:value="209840491" calcext:value-type="float">
            <text:p>209840491</text:p>
          </table:table-cell>
          <table:table-cell office:value-type="float" office:value="209901473" calcext:value-type="float">
            <text:p>209901473</text:p>
          </table:table-cell>
          <table:table-cell office:value-type="float" office:value="205456597" calcext:value-type="float">
            <text:p>20545659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24585" calcext:value-type="float">
            <text:p>0.724585</text:p>
          </table:table-cell>
          <table:table-cell office:value-type="float" office:value="15740333" calcext:value-type="float">
            <text:p>15740333</text:p>
          </table:table-cell>
          <table:table-cell office:value-type="float" office:value="13.389623" calcext:value-type="float">
            <text:p>13.389623</text:p>
          </table:table-cell>
          <table:table-cell office:value-type="float" office:value="13.393514" calcext:value-type="float">
            <text:p>13.393514</text:p>
          </table:table-cell>
          <table:table-cell office:value-type="float" office:value="13.109892" calcext:value-type="float">
            <text:p>13.109892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34498" calcext:value-type="float">
            <text:p>34498</text:p>
          </table:table-cell>
          <table:table-cell office:value-type="float" office:value="3010" calcext:value-type="float">
            <text:p>3010</text:p>
          </table:table-cell>
          <table:table-cell office:value-type="float" office:value="6717602779" calcext:value-type="float">
            <text:p>6717602779</text:p>
          </table:table-cell>
          <table:table-cell office:value-type="float" office:value="9655346859" calcext:value-type="float">
            <text:p>9655346859</text:p>
          </table:table-cell>
          <table:table-cell office:value-type="float" office:value="16433941" calcext:value-type="float">
            <text:p>16433941</text:p>
          </table:table-cell>
          <table:table-cell office:value-type="float" office:value="209719486" calcext:value-type="float">
            <text:p>209719486</text:p>
          </table:table-cell>
          <table:table-cell office:value-type="float" office:value="209779318" calcext:value-type="float">
            <text:p>209779318</text:p>
          </table:table-cell>
          <table:table-cell office:value-type="float" office:value="205412817" calcext:value-type="float">
            <text:p>20541281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95739" calcext:value-type="float">
            <text:p>0.695739</text:p>
          </table:table-cell>
          <table:table-cell office:value-type="float" office:value="16433941" calcext:value-type="float">
            <text:p>16433941</text:p>
          </table:table-cell>
          <table:table-cell office:value-type="float" office:value="13.381902" calcext:value-type="float">
            <text:p>13.381902</text:p>
          </table:table-cell>
          <table:table-cell office:value-type="float" office:value="13.385718" calcext:value-type="float">
            <text:p>13.385718</text:p>
          </table:table-cell>
          <table:table-cell office:value-type="float" office:value="13.107099" calcext:value-type="float">
            <text:p>13.107099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34498" calcext:value-type="float">
            <text:p>34498</text:p>
          </table:table-cell>
          <table:table-cell office:value-type="float" office:value="4013" calcext:value-type="float">
            <text:p>4013</text:p>
          </table:table-cell>
          <table:table-cell office:value-type="float" office:value="6682578860" calcext:value-type="float">
            <text:p>6682578860</text:p>
          </table:table-cell>
          <table:table-cell office:value-type="float" office:value="9215266051" calcext:value-type="float">
            <text:p>9215266051</text:p>
          </table:table-cell>
          <table:table-cell office:value-type="float" office:value="15528865" calcext:value-type="float">
            <text:p>15528865</text:p>
          </table:table-cell>
          <table:table-cell office:value-type="float" office:value="206736230" calcext:value-type="float">
            <text:p>206736230</text:p>
          </table:table-cell>
          <table:table-cell office:value-type="float" office:value="206799585" calcext:value-type="float">
            <text:p>206799585</text:p>
          </table:table-cell>
          <table:table-cell office:value-type="float" office:value="202371142" calcext:value-type="float">
            <text:p>20237114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25164" calcext:value-type="float">
            <text:p>0.725164</text:p>
          </table:table-cell>
          <table:table-cell office:value-type="float" office:value="15528865" calcext:value-type="float">
            <text:p>15528865</text:p>
          </table:table-cell>
          <table:table-cell office:value-type="float" office:value="13.191544" calcext:value-type="float">
            <text:p>13.191544</text:p>
          </table:table-cell>
          <table:table-cell office:value-type="float" office:value="13.195586" calcext:value-type="float">
            <text:p>13.195586</text:p>
          </table:table-cell>
          <table:table-cell office:value-type="float" office:value="12.913013" calcext:value-type="float">
            <text:p>12.91301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34498" calcext:value-type="float">
            <text:p>34498</text:p>
          </table:table-cell>
          <table:table-cell office:value-type="float" office:value="5016" calcext:value-type="float">
            <text:p>5016</text:p>
          </table:table-cell>
          <table:table-cell office:value-type="float" office:value="6624585623" calcext:value-type="float">
            <text:p>6624585623</text:p>
          </table:table-cell>
          <table:table-cell office:value-type="float" office:value="9127794099" calcext:value-type="float">
            <text:p>9127794099</text:p>
          </table:table-cell>
          <table:table-cell office:value-type="float" office:value="15747001" calcext:value-type="float">
            <text:p>15747001</text:p>
          </table:table-cell>
          <table:table-cell office:value-type="float" office:value="209951732" calcext:value-type="float">
            <text:p>209951732</text:p>
          </table:table-cell>
          <table:table-cell office:value-type="float" office:value="210012726" calcext:value-type="float">
            <text:p>210012726</text:p>
          </table:table-cell>
          <table:table-cell office:value-type="float" office:value="205563686" calcext:value-type="float">
            <text:p>20556368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2576" calcext:value-type="float">
            <text:p>0.72576</text:p>
          </table:table-cell>
          <table:table-cell office:value-type="float" office:value="15747001" calcext:value-type="float">
            <text:p>15747001</text:p>
          </table:table-cell>
          <table:table-cell office:value-type="float" office:value="13.396721" calcext:value-type="float">
            <text:p>13.396721</text:p>
          </table:table-cell>
          <table:table-cell office:value-type="float" office:value="13.400612" calcext:value-type="float">
            <text:p>13.400612</text:p>
          </table:table-cell>
          <table:table-cell office:value-type="float" office:value="13.116725" calcext:value-type="float">
            <text:p>13.116725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34498" calcext:value-type="float">
            <text:p>34498</text:p>
          </table:table-cell>
          <table:table-cell office:value-type="float" office:value="6019" calcext:value-type="float">
            <text:p>6019</text:p>
          </table:table-cell>
          <table:table-cell office:value-type="float" office:value="6676107543" calcext:value-type="float">
            <text:p>6676107543</text:p>
          </table:table-cell>
          <table:table-cell office:value-type="float" office:value="9365506723" calcext:value-type="float">
            <text:p>9365506723</text:p>
          </table:table-cell>
          <table:table-cell office:value-type="float" office:value="16019876" calcext:value-type="float">
            <text:p>16019876</text:p>
          </table:table-cell>
          <table:table-cell office:value-type="float" office:value="208454142" calcext:value-type="float">
            <text:p>208454142</text:p>
          </table:table-cell>
          <table:table-cell office:value-type="float" office:value="208515985" calcext:value-type="float">
            <text:p>208515985</text:p>
          </table:table-cell>
          <table:table-cell office:value-type="float" office:value="204110126" calcext:value-type="float">
            <text:p>20411012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1284" calcext:value-type="float">
            <text:p>0.71284</text:p>
          </table:table-cell>
          <table:table-cell office:value-type="float" office:value="16019876" calcext:value-type="float">
            <text:p>16019876</text:p>
          </table:table-cell>
          <table:table-cell office:value-type="float" office:value="13.301162" calcext:value-type="float">
            <text:p>13.301162</text:p>
          </table:table-cell>
          <table:table-cell office:value-type="float" office:value="13.305108" calcext:value-type="float">
            <text:p>13.305108</text:p>
          </table:table-cell>
          <table:table-cell office:value-type="float" office:value="13.023976" calcext:value-type="float">
            <text:p>13.023976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34498" calcext:value-type="float">
            <text:p>34498</text:p>
          </table:table-cell>
          <table:table-cell office:value-type="float" office:value="6776" calcext:value-type="float">
            <text:p>6776</text:p>
          </table:table-cell>
          <table:table-cell office:value-type="float" office:value="4642964472" calcext:value-type="float">
            <text:p>4642964472</text:p>
          </table:table-cell>
          <table:table-cell office:value-type="float" office:value="4465202872" calcext:value-type="float">
            <text:p>4465202872</text:p>
          </table:table-cell>
          <table:table-cell office:value-type="float" office:value="5080644" calcext:value-type="float">
            <text:p>5080644</text:p>
          </table:table-cell>
          <table:table-cell office:value-type="float" office:value="75029919" calcext:value-type="float">
            <text:p>75029919</text:p>
          </table:table-cell>
          <table:table-cell office:value-type="float" office:value="75054392" calcext:value-type="float">
            <text:p>75054392</text:p>
          </table:table-cell>
          <table:table-cell office:value-type="float" office:value="73861134" calcext:value-type="float">
            <text:p>7386113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03981" calcext:value-type="float">
            <text:p>1.03981</text:p>
          </table:table-cell>
          <table:table-cell office:value-type="float" office:value="5080644" calcext:value-type="float">
            <text:p>5080644</text:p>
          </table:table-cell>
          <table:table-cell office:value-type="float" office:value="6.343349" calcext:value-type="float">
            <text:p>6.343349</text:p>
          </table:table-cell>
          <table:table-cell office:value-type="float" office:value="6.345417" calcext:value-type="float">
            <text:p>6.345417</text:p>
          </table:table-cell>
          <table:table-cell office:value-type="float" office:value="6.244534" calcext:value-type="float">
            <text:p>6.244534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15:40:40.922148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5:37:21.437384676</meta:creation-date>
    <dc:date>2016-07-24T15:43:19.232220071</dc:date>
    <meta:editing-duration>PT5M23S</meta:editing-duration>
    <meta:editing-cycles>5</meta:editing-cycles>
    <meta:generator>LibreOffice/5.1.4.2$Linux_X86_64 LibreOffice_project/10m0$Build-2</meta:generator>
    <meta:document-statistic meta:table-count="1" meta:cell-count="180" meta:object-count="0"/>
  </office:meta>
</office:document-meta>
</file>